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fe81b" officeooo:paragraph-rsid="001fe81b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fe81b" officeooo:paragraph-rsid="001fe81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1ce62" officeooo:paragraph-rsid="0021ce6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1ce62" officeooo:paragraph-rsid="0021d05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.4925in" fo:text-align="start" style:justify-single-word="false" fo:text-indent="0in" style:auto-text-indent="false"/>
      <style:text-properties fo:font-size="14pt" fo:font-weight="bold" officeooo:rsid="00264c0d" officeooo:paragraph-rsid="00264c0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left="0in" fo:text-align="start" style:justify-single-word="false" fo:text-indent="0in" style:auto-text-indent="false"/>
      <style:text-properties fo:font-size="14pt" fo:font-weight="bold" officeooo:rsid="0027900c" officeooo:paragraph-rsid="0027900c" style:font-size-asian="12.25pt" style:font-weight-asian="bold" style:font-size-complex="14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264c0d"/>
    </style:style>
    <style:style style:name="T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z over <text:span text:style-name="T3">EEPROM</text:span> (<text:span text:style-name="T3">28</text:span>C<text:span text:style-name="T3">16</text:span>)</text:p>
      <text:p text:style-name="P2"/>
      <text:p text:style-name="P3">1) <text:span text:style-name="T3">Give a general description of the 28C16</text:span>.</text:p>
      <text:p text:style-name="P3"/>
      <text:p text:style-name="P3"/>
      <text:p text:style-name="P3"/>
      <text:p text:style-name="P3"/>
      <text:p text:style-name="P3"/>
      <text:p text:style-name="P3">2) How many ‘<text:span text:style-name="T3">Address</text:span>’ pins are there? ___________</text:p>
      <text:p text:style-name="P3"/>
      <text:p text:style-name="P3">3) How many ‘<text:span text:style-name="T3">Input/Output</text:span>’ pins are there? _____</text:p>
      <text:p text:style-name="P3"/>
      <text:p text:style-name="P3">4) <text:span text:style-name="T3">What do the following mean:</text:span></text:p>
      <text:p text:style-name="P5">a) OE ____________________________</text:p>
      <text:p text:style-name="P5">b) WE ____________________________</text:p>
      <text:p text:style-name="P5">c) CE _____________________________</text:p>
      <text:p text:style-name="P5"/>
      <text:p text:style-name="P6">5) <text:span text:style-name="T4"><text:s/></text:span><text:span text:style-name="T2">2</text:span><text:span text:style-name="T4">11</text:span><text:span text:style-name="T2"> <text:s/>= <text:s/>________________</text:span></text:p>
      <text:p text:style-name="P6"/>
      <text:p text:style-name="P6">6) 4k usually means 4000, where k=1000, but in a 4k memory chip the actual amount of memory is not 4000 but <text:s/>______________________</text:p>
      <text:p text:style-name="P6"/>
      <text:p text:style-name="P6">7) After you store ‘data’ in a ROM chip you can erase it and change the ‘data’.</text:p>
      <text:p text:style-name="P6"><text:tab/>True or False</text:p>
      <text:p text:style-name="P4"/>
      <text:p text:style-name="P4"/>
      <text:p text:style-name="P3"><text:span text:style-name="T1"/></text:p>
      <text:p text:style-name="P3"><text:span text:style-name="T1"><text:tab/>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4T11:26:40.963000000</meta:creation-date>
    <dc:date>2023-09-14T12:32:55.120000000</dc:date>
    <meta:editing-duration>PT1H6M10S</meta:editing-duration>
    <meta:editing-cycles>7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3" meta:word-count="90" meta:character-count="550" meta:non-whitespace-character-count="466"/>
  </office:meta>
</office:document-meta>
</file>